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8.73mm"/>
    </style:style>
    <style:style style:name="co1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8.79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14.55mm" fo:break-before="auto" style:use-optimal-row-height="false"/>
    </style:style>
    <style:style style:name="ro6" style:family="table-row">
      <style:table-row-properties style:row-height="26.41mm" fo:break-before="auto" style:use-optimal-row-height="false"/>
    </style:style>
    <style:style style:name="ro7" style:family="table-row">
      <style:table-row-properties style:row-height="31.7mm" fo:break-before="auto" style:use-optimal-row-height="false"/>
    </style:style>
    <style:style style:name="ro8" style:family="table-row">
      <style:table-row-properties style:row-height="11.52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3.23mm" fo:break-before="auto" style:use-optimal-row-height="false"/>
    </style:style>
    <style:style style:name="ro12" style:family="table-row">
      <style:table-row-properties style:row-height="38.31mm" fo:break-before="auto" style:use-optimal-row-height="false"/>
    </style:style>
    <style:style style:name="ro13" style:family="table-row">
      <style:table-row-properties style:row-height="4.92mm" fo:break-before="auto" style:use-optimal-row-height="true"/>
    </style:style>
    <style:style style:name="ro14" style:family="table-row">
      <style:table-row-properties style:row-height="17.2mm" fo:break-before="auto" style:use-optimal-row-height="false"/>
    </style:style>
    <style:style style:name="ro15" style:family="table-row">
      <style:table-row-properties style:row-height="24.87mm" fo:break-before="auto" style:use-optimal-row-height="false"/>
    </style:style>
    <style:style style:name="ro16" style:family="table-row">
      <style:table-row-properties style:row-height="16.14mm" fo:break-before="auto" style:use-optimal-row-height="false"/>
    </style:style>
    <style:style style:name="ro17" style:family="table-row">
      <style:table-row-properties style:row-height="32.35mm" fo:break-before="auto" style:use-optimal-row-height="false"/>
    </style:style>
    <style:style style:name="ro18" style:family="table-row">
      <style:table-row-properties style:row-height="16.4mm" fo:break-before="auto" style:use-optimal-row-height="false"/>
    </style:style>
    <style:style style:name="ro19" style:family="table-row">
      <style:table-row-properties style:row-height="10.85mm" fo:break-before="auto" style:use-optimal-row-height="false"/>
    </style:style>
    <style:style style:name="ro20" style:family="table-row">
      <style:table-row-properties style:row-height="12.96mm" fo:break-before="auto" style:use-optimal-row-height="false"/>
    </style:style>
    <style:style style:name="ro21" style:family="table-row">
      <style:table-row-properties style:row-height="16.67mm" fo:break-before="auto" style:use-optimal-row-height="false"/>
    </style:style>
    <style:style style:name="ro22" style:family="table-row">
      <style:table-row-properties style:row-height="30.5mm" fo:break-before="auto" style:use-optimal-row-height="false"/>
    </style:style>
    <style:style style:name="ro23" style:family="table-row">
      <style:table-row-properties style:row-height="4.99mm" fo:break-before="auto" style:use-optimal-row-height="true"/>
    </style:style>
    <style:style style:name="ro24" style:family="table-row">
      <style:table-row-properties style:row-height="4.5mm" fo:break-before="auto" style:use-optimal-row-height="true"/>
    </style:style>
    <style:style style:name="ro25" style:family="table-row">
      <style:table-row-properties style:row-height="15.08mm" fo:break-before="auto" style:use-optimal-row-height="tru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9.86mm" fo:break-before="auto" style:use-optimal-row-height="true"/>
    </style:style>
    <style:style style:name="ro2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9pt" style:font-name-asian="Calibri" style:font-size-asian="9pt" style:font-name-complex="Calibri" style:font-size-complex="9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3" style:family="table-cell" style:parent-style-name="Default" style:data-style-name="N0">
      <style:table-cell-properties fo:wrap-option="wrap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">
      <style:table-cell-properties fo:wrap-option="wrap" fo:border="0.06pt solid #000000" style:vertical-align="automatic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7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28" style:family="table-cell" style:parent-style-name="Default" style:data-style-name="N0">
      <style:table-cell-properties fo:background-color="#b2b2b2" fo:wrap-option="wrap" fo:border="0.06pt solid #000000" style:vertical-align="automatic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31" style:family="table-cell" style:parent-style-name="Default" style:data-style-name="N1">
      <style:table-cell-properties fo:background-color="#ffff00" fo:wrap-option="wrap" fo:border="0.06pt solid #000000" style:vertical-align="automatic"/>
    </style:style>
    <style:style style:name="ce32" style:family="table-cell" style:parent-style-name="Default" style:data-style-name="N11">
      <style:table-cell-properties fo:wrap-option="wrap" style:vertical-align="automatic"/>
    </style:style>
    <style:style style:name="ce33" style:family="table-cell" style:parent-style-name="Default" style:data-style-name="N1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4" style:family="table-cell" style:parent-style-name="Default" style:data-style-name="N10">
      <style:table-cell-properties fo:wrap-option="wrap" style:vertical-align="automatic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10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 table:number-columns-spanned="8" table:number-rows-spanned="1">
            <text:p>Parcial I, Unidad I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2">Participa de forma activa, hace aportaciones pertinentes en la clase, trabaja de forma colaborativa e individual y con respeto hacía sus pares.</text:span></text:p>
          </table:table-cell>
          <table:covered-table-cell table:number-columns-repeated="6"/>
          <table:table-cell table:style-name="ce24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2">Participa en las actividades de clase, propuestas por el asesor.</text:span></text:p>
          </table:table-cell>
          <table:covered-table-cell table:number-columns-repeated="6"/>
          <table:table-cell table:style-name="ce24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 table:number-columns-spanned="7" table:number-rows-spanned="1">
            <text:p>E. Incorpora conocimientos y actividades interdisciplinarias en su aprendizaje.</text:p>
            <text:p><text:span text:style-name="T2">Buzón de tareas “Esquema estructura y funcionamiento de un SGBD”</text:span></text:p>
            <text:p><text:span text:style-name="T2">Buzón de tareas “Reporte instalación de SGBD’s”</text:span></text:p>
          </table:table-cell>
          <table:covered-table-cell table:number-columns-repeated="6"/>
          <table:table-cell table:style-name="ce24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Reporte de instalación y configuración del SGBD Mysql</text:span></text:p>
          </table:table-cell>
          <table:covered-table-cell table:number-columns-repeated="6"/>
          <table:table-cell table:style-name="ce24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Parcial I, Unidad I</text:p>
          </table:table-cell>
          <table:covered-table-cell table:number-columns-repeated="9"/>
          <table:table-cell table:style-name="ce18"/>
          <table:table-cell table:number-columns-repeated="1013"/>
        </table:table-row>
        <table:table-row table:style-name="ro6">
          <table:table-cell table:style-name="ce5" office:value-type="string" calcext:value-type="string">
            <text:p>Estudiante</text:p>
          </table:table-cell>
          <table:table-cell table:style-name="ce17" office:value-type="string" calcext:value-type="string">
            <text:p>Comparación entre distintos SGBD (Oracle, MySql, MariaDB)→Indicador (E)</text:p>
          </table:table-cell>
          <table:table-cell table:style-name="ce17" office:value-type="string" calcext:value-type="string">
            <text:p>Requerimientos del SGBD elegido para el curso→Indicador (F)</text:p>
          </table:table-cell>
          <table:table-cell table:style-name="ce17" office:value-type="string" calcext:value-type="string">
            <text:p>Reporte Instalación SGBD elegido→ Indicador(E)</text:p>
          </table:table-cell>
          <table:table-cell table:style-name="ce17" office:value-type="string" calcext:value-type="string">
            <text:p>Instalación SGBD→Indicador (F)</text:p>
          </table:table-cell>
          <table:table-cell table:style-name="ce17" office:value-type="string" calcext:value-type="string">
            <text:p>Promedio Indicador A</text:p>
          </table:table-cell>
          <table:table-cell table:style-name="ce17" office:value-type="string" calcext:value-type="string">
            <text:p>Promedio Indicador B</text:p>
          </table:table-cell>
          <table:table-cell table:style-name="ce17" office:value-type="string" calcext:value-type="string">
            <text:p>Promedio Indicador E</text:p>
          </table:table-cell>
          <table:table-cell table:style-name="ce17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 I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0];[.B10])/2)*[.H$4]/1" office:value-type="float" office:value="30" calcext:value-type="float">
            <text:p>30</text:p>
          </table:table-cell>
          <table:table-cell table:style-name="ce5" table:formula="of:=((SUM([.C10];[.E10])/2*[.H$5])/1)" office:value-type="float" office:value="20" calcext:value-type="float">
            <text:p>20</text:p>
          </table:table-cell>
          <table:table-cell table:style-name="ce28" table:formula="of:=SUM([.F10:.I10])" office:value-type="float" office:value="100" calcext:value-type="float">
            <text:p>10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1];[.B11])/2)*[.H$4]/1" office:value-type="float" office:value="30" calcext:value-type="float">
            <text:p>30</text:p>
          </table:table-cell>
          <table:table-cell table:style-name="ce5" table:formula="of:=((SUM([.C11];[.E11])/2*[.H$5])/1)" office:value-type="float" office:value="20" calcext:value-type="float">
            <text:p>20</text:p>
          </table:table-cell>
          <table:table-cell table:style-name="ce28" table:formula="of:=SUM([.F11:.I11])" office:value-type="float" office:value="100" calcext:value-type="float">
            <text:p>10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2];[.B12])/2)*[.H$4]/1" office:value-type="float" office:value="30" calcext:value-type="float">
            <text:p>30</text:p>
          </table:table-cell>
          <table:table-cell table:style-name="ce5" table:formula="of:=((SUM([.C12];[.E12])/2*[.H$5])/1)" office:value-type="float" office:value="20" calcext:value-type="float">
            <text:p>20</text:p>
          </table:table-cell>
          <table:table-cell table:style-name="ce28" table:formula="of:=SUM([.F12:.I12])" office:value-type="float" office:value="70" calcext:value-type="float">
            <text:p>7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3];[.B13])/2)*[.H$4]/1" office:value-type="float" office:value="30" calcext:value-type="float">
            <text:p>30</text:p>
          </table:table-cell>
          <table:table-cell table:style-name="ce5" table:formula="of:=((SUM([.C13];[.E13])/2*[.H$5])/1)" office:value-type="float" office:value="20" calcext:value-type="float">
            <text:p>20</text:p>
          </table:table-cell>
          <table:table-cell table:style-name="ce28" table:formula="of:=SUM([.F13:.I13])" office:value-type="float" office:value="70" calcext:value-type="float">
            <text:p>70</text:p>
          </table:table-cell>
          <table:table-cell table:style-name="ce1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8" table:number-rows-spanned="1">
            <text:p>Unidad II, 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7" table:number-rows-spanned="1">
            <text:p>B. Hace aportaciones a las actividades académicas desarrolladas. Participa, desarrolla y expone los temas asignados por el asesor. Expresa ideas coherentes y con respeto hacía sus compañeros</text:p>
            <text:p><text:span text:style-name="T2">Sigue las indicaciones del asesor durante el desarrollo de prácticas demostrativas, dentro de la sesión presencial.</text:span></text:p>
          </table:table-cell>
          <table:covered-table-cell table:number-columns-repeated="6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C. Propone y/o explica soluciones o procedimientos no vistos (creatividad). Desarrolla soluciones a problemarios propuestos por el asesor.</text:p>
            <text:p><text:span text:style-name="T2">Buzón de tareas “Conversión del modelo relacional al modelo lógico utilizando constraints</text:span></text:p>
            <text:p><text:span text:style-name="T2">Buzón de tareas “Conversión del modelo relacional al modelo lógico (sin contraints)</text:span></text:p>
          </table:table-cell>
          <table:covered-table-cell table:number-columns-repeated="6"/>
          <table:table-cell table:style-name="ce25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D. Introduce recursos y experiencias que promueven un pensamiento crítico.</text:p>
            <text:p><text:span text:style-name="T2">Realizar un esquema acerca de la conversión del modelo relacional a un modelo lógico. Al terminar lo envía al buzón de tareas correspondiente.</text:span></text:p>
          </table:table-cell>
          <table:covered-table-cell table:number-columns-repeated="6"/>
          <table:table-cell table:style-name="ce2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number-columns-repeated="6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5" office:value-type="string" calcext:value-type="string">
            <text:p>Estudiante</text:p>
          </table:table-cell>
          <table:table-cell table:style-name="ce17" office:value-type="string" calcext:value-type="string">
            <text:p>DDL parte I → Indicador (C)</text:p>
          </table:table-cell>
          <table:table-cell table:style-name="ce17" office:value-type="string" calcext:value-type="string">
            <text:p>DDL parte II S. Shop → Indicador (C)</text:p>
          </table:table-cell>
          <table:table-cell table:style-name="ce17" office:value-type="string" calcext:value-type="string">
            <text:p>Conversion modelo relacional al modelo lógico→Indicador (D)</text:p>
          </table:table-cell>
          <table:table-cell table:style-name="ce17" office:value-type="string" calcext:value-type="string">
            <text:p>Promedio indicador B</text:p>
          </table:table-cell>
          <table:table-cell table:style-name="ce17" office:value-type="string" calcext:value-type="string">
            <text:p>Promedio indicador C</text:p>
          </table:table-cell>
          <table:table-cell table:style-name="ce17" office:value-type="string" calcext:value-type="string">
            <text:p>Promedio indicador D</text:p>
          </table:table-cell>
          <table:table-cell table:style-name="ce17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formula="of:=((SUM([.B24:.C24])/2*[.H$18]/1))" office:value-type="float" office:value="70" calcext:value-type="float">
            <text:p>70</text:p>
          </table:table-cell>
          <table:table-cell table:style-name="ce20" table:formula="of:=([.D24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4:.H24])" office:value-type="float" office:value="100" calcext:value-type="float">
            <text:p>10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formula="of:=((SUM([.B25:.C25])/2*[.H$18]/1))" office:value-type="float" office:value="70" calcext:value-type="float">
            <text:p>70</text:p>
          </table:table-cell>
          <table:table-cell table:style-name="ce20" table:formula="of:=([.D25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5:.H25])" office:value-type="float" office:value="100" calcext:value-type="float">
            <text:p>10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(SUM([.B26:.C26])/2*[.H$18]/1))" office:value-type="float" office:value="59.5" calcext:value-type="float">
            <text:p>59.5</text:p>
          </table:table-cell>
          <table:table-cell table:style-name="ce20" table:formula="of:=([.D26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6:.H26])" office:value-type="float" office:value="70.5" calcext:value-type="float">
            <text:p>70.5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(SUM([.B27:.C27])/2*[.H$18]/1))" office:value-type="float" office:value="59.5" calcext:value-type="float">
            <text:p>59.5</text:p>
          </table:table-cell>
          <table:table-cell table:style-name="ce20" table:formula="of:=([.D27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7:.H27])" office:value-type="float" office:value="70.5" calcext:value-type="float">
            <text:p>70.5</text:p>
          </table:table-cell>
          <table:table-cell table:style-name="ce1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4" table:number-rows-spanned="1">
            <text:p>Unidad III, parcial II</text:p>
          </table:table-cell>
          <table:covered-table-cell table:number-columns-repeated="13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 table:number-columns-spanned="8" table:number-rows-spanned="1">
            <text:p>C. Propone y/o explica soluciones o procedimientos no vistos (creatividad) . Desarrolla soluciones a pistroblemarios propuestos por el asesor.</text:p>
            <text:p><text:span text:style-name="T2">DML básico.</text:span></text:p>
            <text:p><text:span text:style-name="T2">DML recuperación, ordenación y restricción de datos</text:span></text:p>
            <text:p><text:span text:style-name="T2">Consultas mutitabla en</text:span></text:p>
            <text:p><text:span text:style-name="T2">Subconsultas SQL</text:span></text:p>
            <text:p><text:span text:style-name="T2">funciones de agrupación SQL</text:span></text:p>
          </table:table-cell>
          <table:covered-table-cell table:number-columns-repeated="7"/>
          <table:table-cell table:style-name="ce29" office:value-type="float" office:value="70" calcext:value-type="float">
            <text:p>70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2">Esquema de funciones de agrupación SQL</text:span></text:p>
            <text:p><text:span text:style-name="T2">Esquema uso y utilización de las subconsultas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1">
          <table:table-cell table:style-name="ce2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" table:formula="of:=SUM([.I32:.I3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8" table:number-columns-repeated="5"/>
          <table:table-cell table:number-columns-repeated="1018"/>
        </table:table-row>
        <table:table-row table:style-name="ro12">
          <table:table-cell table:style-name="ce10" office:value-type="string" calcext:value-type="string">
            <text:p>Estudiante</text:p>
          </table:table-cell>
          <table:table-cell table:style-name="ce19" office:value-type="string" calcext:value-type="string">
            <text:p>LMD parte I</text:p>
          </table:table-cell>
          <table:table-cell table:style-name="ce19" office:value-type="string" calcext:value-type="string">
            <text:p>LMD parte II</text:p>
          </table:table-cell>
          <table:table-cell table:style-name="ce19" office:value-type="string" calcext:value-type="string">
            <text:p>LMD parte III</text:p>
          </table:table-cell>
          <table:table-cell table:style-name="ce19" office:value-type="string" calcext:value-type="string">
            <text:p>Ejercicio agrupaciones parte I</text:p>
          </table:table-cell>
          <table:table-cell table:style-name="ce19" office:value-type="string" calcext:value-type="string">
            <text:p>Ejercicio cap 12 libro “fundamentos sql”</text:p>
          </table:table-cell>
          <table:table-cell table:style-name="ce19" office:value-type="string" calcext:value-type="string">
            <text:p>Subconsultas</text:p>
          </table:table-cell>
          <table:table-cell table:style-name="ce19" office:value-type="string" calcext:value-type="string">
            <text:p>Ejercicio joins</text:p>
          </table:table-cell>
          <table:table-cell table:style-name="ce19" office:value-type="string" calcext:value-type="string">
            <text:p>Primedio indicador <text:s/>C</text:p>
          </table:table-cell>
          <table:table-cell table:style-name="ce19" office:value-type="string" calcext:value-type="string">
            <text:p>Presentación joins <text:s/>→ Indicador D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Indicador B</text:p>
          </table:table-cell>
          <table:table-cell table:style-name="ce19" office:value-type="string" calcext:value-type="string">
            <text:p>Indicador F</text:p>
          </table:table-cell>
          <table:table-cell table:style-name="ce19" office:value-type="string" calcext:value-type="string">
            <text:p>Calificación unidad III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3" table:formula="of:=SUM([.B39:.H39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39]*[.I34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3" table:formula="of:=SUM([.I39];[.K39:.M39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3" table:formula="of:=SUM([.B40:.H40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40]*[.I35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3" table:formula="of:=SUM([.I40];[.K40:.M40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3">
          <table:table-cell table:style-name="ce5" office:value-type="string" calcext:value-type="string">
            <text:p>Rivera Ruelas Aldo Mixtli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41:.H41])/7*[.I$33]/[.I$36]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J41]*[.I36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1" table:formula="of:=SUM([.I41];[.K41:.M41])" office:value-type="float" office:value="47" calcext:value-type="float">
            <text:p>47</text:p>
          </table:table-cell>
          <table:table-cell table:number-columns-repeated="1010"/>
        </table:table-row>
        <table:table-row table:style-name="ro13">
          <table:table-cell table:style-name="ce5" office:value-type="string" calcext:value-type="string">
            <text:p>Sánchez Xx Arturo Valentín</text:p>
          </table:table-cell>
          <table:table-cell table:style-name="ce20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42:.H42])/7*[.I$33]/[.I$36]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J42]*[.I37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1" table:formula="of:=SUM([.I42];[.K42:.M42])" office:value-type="float" office:value="49" calcext:value-type="float">
            <text:p>4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Unidad IV: <text:s/>Vistas y seguridad, parcial III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4" table:number-rows-spanned="1">
            <text:p>Indicadores de alcance (4.8) Valor del indicador (4.9)</text:p>
          </table:table-cell>
          <table:covered-table-cell table:number-columns-repeated="13"/>
          <table:table-cell table:number-columns-repeated="1010"/>
        </table:table-row>
        <table:table-row table:style-name="ro14">
          <table:table-cell table:style-name="ce8" office:value-type="string" calcext:value-type="string" table:number-columns-spanned="13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5">
          <table:table-cell table:style-name="ce8" office:value-type="string" calcext:value-type="string" table:number-columns-spanned="13" table:number-rows-spanned="1">
            <text:p>C. Propone y/o explica soluciones o procedimientos no vistos (creatividad) . Desarrolla soluciones a problemarios propuestos por el asesor.</text:p>
            <text:p><text:span text:style-name="T2">Práctica “Roles, usuarios y permisos en Mysql</text:span></text:p>
            <text:p><text:span text:style-name="T2">Ejercicios prácticos del “Creación de usuarios y asignación de permisos</text:span></text:p>
            <text:p><text:span text:style-name="T2">Ejercicios prácticos del “buzón de tareas Vistas SQL”</text:span></text:p>
          </table:table-cell>
          <table:covered-table-cell table:number-columns-repeated="12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6">
          <table:table-cell table:style-name="ce8" office:value-type="string" calcext:value-type="string" table:number-columns-spanned="13" table:number-rows-spanned="1">
            <text:p>D. Introduce recursos y experiencias que promueven un pensamiento crítico.</text:p>
            <text:p><text:span text:style-name="T2">Esquema sobre el uso de la creación de usuarios y asignación de permisos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</text:p>
            <text:p>y/o coercitiva.</text:p>
            <text:p><text:span text:style-name="T3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12" table:number-columns-repeated="13"/>
          <table:table-cell table:style-name="ce32" table:formula="of:=SUM([.N48:.N51])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9">
          <table:table-cell table:style-name="ce13"/>
          <table:table-cell table:style-name="ce21"/>
          <table:table-cell table:number-columns-repeated="1022"/>
        </table:table-row>
        <table:table-row table:style-name="ro17">
          <table:table-cell table:style-name="ce14" office:value-type="string" calcext:value-type="string">
            <text:p>Estudiante</text:p>
          </table:table-cell>
          <table:table-cell table:style-name="ce19" office:value-type="string" calcext:value-type="string">
            <text:p>Prácica de clase vistas -&gt; <text:span text:style-name="T2">Indicador C</text:span></text:p>
          </table:table-cell>
          <table:table-cell table:style-name="ce19" office:value-type="string" calcext:value-type="string">
            <text:p>Ejercicio vistas -&gt;<text:span text:style-name="T2">Indicador C</text:span></text:p>
          </table:table-cell>
          <table:table-cell table:style-name="ce19" office:value-type="string" calcext:value-type="string">
            <text:p>Ejercicio creación y administración de usuarios-&gt; <text:span text:style-name="T2">Indicador C</text:span></text:p>
          </table:table-cell>
          <table:table-cell table:style-name="ce19" office:value-type="string" calcext:value-type="string">
            <text:p>Promedio Indicador C</text:p>
          </table:table-cell>
          <table:table-cell table:style-name="ce19" office:value-type="string" calcext:value-type="string">
            <text:p>Plenaria y exposición teoría seguridad en mysql -&gt;<text:span text:style-name="T2">Indicador D</text:span>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Promedio indicador B</text:p>
          </table:table-cell>
          <table:table-cell table:style-name="ce19" office:value-type="string" calcext:value-type="string">
            <text:p>Promedio indicador F</text:p>
          </table:table-cell>
          <table:table-cell table:style-name="ce19" office:value-type="string" calcext:value-type="string">
            <text:p>Calificacion final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Mendiola Gaspar Carlos Albert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5:.D55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5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5];[.H55];[.I55]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Politron Rangel Jesús Daniel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6:.D56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6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6];[.H56];[.I56])" office:value-type="float" office:value="90" calcext:value-type="float">
            <text:p>90</text:p>
          </table:table-cell>
          <table:table-cell table:number-columns-repeated="1014"/>
        </table:table-row>
        <table:table-row table:style-name="ro13">
          <table:table-cell table:style-name="ce15" office:value-type="string" calcext:value-type="string">
            <text:p>Rivera Ruelas Aldo Mixtli</text:p>
          </table:table-cell>
          <table:table-cell table:style-name="ce5" table:number-columns-repeated="3"/>
          <table:table-cell table:style-name="ce5" table:formula="of:=(SUM([.B57:.D57])/3)*[.N$49]/[.N$52]" office:value-type="float" office:value="0" calcext:value-type="float">
            <text:p>0</text:p>
          </table:table-cell>
          <table:table-cell table:style-name="ce5"/>
          <table:table-cell table:style-name="ce5" table:formula="of:=([.F57]*[.N$50])/[.N$52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E57];[.H57];[.I5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ánchez Xx Arturo Valentín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8:.D58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8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8];[.H58];[.I58])" office:value-type="float" office:value="90" calcext:value-type="float">
            <text:p>90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8">
          <table:table-cell table:style-name="ce16" office:value-type="string" calcext:value-type="string" table:number-columns-spanned="13" table:number-rows-spanned="1">
            <text:p>B. Hace aportaciones a las actividades académicas desarrolladas. Participa, desarrolla y expone los temas asignados por el asesor. Expresa ideas coherentes y con respeto hacía sus compañeros.</text:p>
            <text:p><text:span text:style-name="T3">Participación en clase, durante el desarrollo de las prácticas demostrativas.</text:span></text:p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19">
          <table:table-cell table:style-name="ce16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<text:span text:style-name="T3">Buzón de tareas Transacciones en Mysql</text:span></text:p>
            <text:p/>
          </table:table-cell>
          <table:covered-table-cell table:number-columns-repeated="12"/>
          <table:table-cell table:style-name="ce33" office:value-type="percentage" office:value="0.7" calcext:value-type="percentage">
            <text:p>70%</text:p>
          </table:table-cell>
          <table:table-cell table:number-columns-repeated="1010"/>
        </table:table-row>
        <table:table-row table:style-name="ro20">
          <table:table-cell table:style-name="ce16" office:value-type="string" calcext:value-type="string" table:number-columns-spanned="13" table:number-rows-spanned="1">
            <text:p>D. Introduce recursos y experiencias que promueven un pensamiento crítico.</text:p>
            <text:p><text:span text:style-name="T3">Mapa mental Transacciones SQL</text:span></text:p>
            <text:p/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21">
          <table:table-cell table:style-name="ce16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  <text:p/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4" table:formula="of:=SUM([.N63:.N66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l procedural Unidad V</text:p>
          </table:table-cell>
          <table:table-cell table:number-columns-repeated="1023"/>
        </table:table-row>
        <table:table-row table:style-name="ro22">
          <table:table-cell table:style-name="ce10" office:value-type="string" calcext:value-type="string">
            <text:p>Estudiante</text:p>
          </table:table-cell>
          <table:table-cell table:style-name="ce19" office:value-type="string" calcext:value-type="string">
            <text:p>Promedio Indicador B</text:p>
          </table:table-cell>
          <table:table-cell table:style-name="ce19" office:value-type="string" calcext:value-type="string">
            <text:p>Prácica de clase disparadores-&gt;<text:span text:style-name="T2"> Indicador C</text:span></text:p>
          </table:table-cell>
          <table:table-cell table:style-name="ce19" office:value-type="string" calcext:value-type="string">
            <text:p>Laboratorio de transacciones-&gt;<text:span text:style-name="T2">Indicador C</text:span></text:p>
          </table:table-cell>
          <table:table-cell table:style-name="ce19" office:value-type="string" calcext:value-type="string">
            <text:p>Práctica cierre de unidad (procedimientos almacenados)-&gt;<text:span text:style-name="T2">Indicador C</text:span></text:p>
          </table:table-cell>
          <table:table-cell table:style-name="ce19" office:value-type="string" calcext:value-type="string">
            <text:p>Promedio Indicado C</text:p>
          </table:table-cell>
          <table:table-cell table:style-name="ce19" office:value-type="string" calcext:value-type="string">
            <text:p>Introducción a las transacciones (Teoría) -&gt; <text:span text:style-name="T2">Indicador D</text:span>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Promedio indicador F</text:p>
          </table:table-cell>
          <table:table-cell table:style-name="ce19" office:value-type="string" calcext:value-type="string">
            <text:p>Califiación de la unidad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1:.E71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1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B71];[.F71];[.H71];[.I71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2:.E72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2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B72];[.F72];[.H72];[.I72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23" table:formula="of:=(SUM([.C73:.E73])/3)*[.N$64]/[.N$67]" office:value-type="float" office:value="0" calcext:value-type="float">
            <text:p>0</text:p>
          </table:table-cell>
          <table:table-cell table:style-name="ce20"/>
          <table:table-cell table:style-name="ce5" table:formula="of:=([.G73]*[.N$65])/[.N$6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73];[.F73];[.H73];[.I73])" office:value-type="float" office:value="5" calcext:value-type="float">
            <text:p>5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4:.E74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4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B74];[.F74];[.H74];[.I74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4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NIdad VII Conectividad</text:p>
          </table:table-cell>
          <table:table-cell table:number-columns-repeated="1023"/>
        </table:table-row>
        <table:table-row table:style-name="ro25">
          <table:table-cell table:style-name="ce14" office:value-type="string" calcext:value-type="string">
            <text:p>Estudiante</text:p>
          </table:table-cell>
          <table:table-cell table:style-name="ce5" office:value-type="string" calcext:value-type="string">
            <text:p>Proyecto de unidad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office:annotation draw:style-name="gr1" draw:text-style-name="P2" svg:width="28.84mm" svg:height="11.38mm" svg:x="110.86mm" svg:y="636.81mm" draw:caption-point-x="-2.22mm" draw:caption-point-y="72.56mm">
              <dc:date>2018-12-03T00:00:00</dc:date>
              <text:p text:style-name="P1"><text:span text:style-name="T1">V STUDIO </text:span><text:span text:style-name="T1">ASP.NET</text:span></text:p>
            </office:annotation>
            <text:p>1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Politron Rangel Jesús Daniel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5" office:value-type="string" calcext:value-type="string">
            <text:p>Rivera Ruelas Aldo Mixtli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5" office:value-type="string" calcext:value-type="string">
            <text:p>Sánchez Xx Arturo Valentín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26">
          <table:table-cell table:style-name="Default"/>
          <table:table-cell table:number-columns-repeated="1023"/>
        </table:table-row>
        <table:table-row table:style-name="ro13">
          <table:table-cell office:value-type="string" calcext:value-type="string">
            <text:p>Segunda oportunidad</text:p>
          </table:table-cell>
          <table:table-cell table:number-columns-repeated="1023"/>
        </table:table-row>
        <table:table-row table:style-name="ro27">
          <table:table-cell table:style-name="ce14" office:value-type="string" calcext:value-type="string">
            <text:p>Estudiante</text:p>
          </table:table-cell>
          <table:table-cell table:style-name="ce5" office:value-type="string" calcext:value-type="string">
            <text:p>Proyecto de unidad</text:p>
          </table:table-cell>
          <table:table-cell table:number-columns-repeated="1022"/>
        </table:table-row>
        <table:table-row table:style-name="ro13">
          <table:table-cell table:style-name="ce15" office:value-type="string" calcext:value-type="string">
            <text:p>Rivera Ruelas Aldo Mixtli</text:p>
          </table:table-cell>
          <table:table-cell table:style-name="ce5"/>
          <table:table-cell table:number-columns-repeated="1022"/>
        </table:table-row>
        <table:table-row table:style-name="ro13">
          <table:table-cell table:style-name="ce15" office:value-type="string" calcext:value-type="string">
            <text:p>Sánchez Xx Arturo Valentín</text:p>
          </table:table-cell>
          <table:table-cell table:style-name="ce5"/>
          <table:table-cell table:number-columns-repeated="1022"/>
        </table:table-row>
        <table:table-row table:style-name="ro24" table:number-rows-repeated="1048479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6:27:23.2272739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2T10:38:32Z</meta:creation-date>
    <dc:date>2018-12-10T16:31:41.217785005</dc:date>
    <meta:editing-cycles>90</meta:editing-cycles>
    <meta:editing-duration>PT4H56M18S</meta:editing-duration>
    <meta:document-statistic meta:table-count="1" meta:cell-count="318" meta:object-count="0"/>
  </office:meta>
</office:document-meta>
</file>